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8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1165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5339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4937in"/>
    </style:style>
    <style:style style:name="co9" style:family="table-column">
      <style:table-column-properties fo:break-before="auto" style:column-width="1.4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g-nodes-group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sca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i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(string)</text:p>
          </table:table-cell>
          <table:table-cell office:value-type="string" calcext:value-type="string">
            <text:p>name(string)</text:p>
          </table:table-cell>
          <table:table-cell office:value-type="string" calcext:value-type="string">
            <text:p>size(int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NG1</text:p>
          </table:table-cell>
          <table:table-cell table:formula="of:=15*[.$C$1]"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[.B4]+1"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NG2</text:p>
          </table:table-cell>
          <table:table-cell table:formula="of:=5*[.$C$1]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5]+1"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NG3</text:p>
          </table:table-cell>
          <table:table-cell table:formula="of:=5*[.$C$1]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6]+1"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NG4</text:p>
          </table:table-cell>
          <table:table-cell table:formula="of:=5*[.$C$1]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7]+1"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C1</text:p>
          </table:table-cell>
          <table:table-cell table:formula="of:=5*[.$C$1]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8]+1" office:value-type="float" office:value="15" calcext:value-type="float">
            <text:p>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C1</text:p>
          </table:table-cell>
          <table:table-cell table:formula="of:=15*[.$C$1]" office:value-type="float" office:value="300" calcext:value-type="float">
            <text:p>300</text:p>
          </table:table-cell>
        </table:table-row>
        <table:table-row table:style-name="ro1">
          <table:table-cell/>
          <table:table-cell table:formula="of:=[.B9]+1"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RV1</text:p>
          </table:table-cell>
          <table:table-cell table:formula="of:=5*[.$C$1]" office:value-type="float" office:value="100" calcext:value-type="float">
            <text:p>100</text:p>
          </table:table-cell>
        </table:table-row>
        <table:table-row table:style-name="ro1">
          <table:table-cell/>
          <table:table-cell table:formula="of:=[.B10]+1"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P3</text:p>
          </table:table-cell>
          <table:table-cell table:formula="of:=2*[.$C$1]"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[.B11]+1"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UP4</text:p>
          </table:table-cell>
          <table:table-cell table:formula="of:=2*[.$C$1]"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[.B12]+1"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LSG1</text:p>
          </table:table-cell>
          <table:table-cell table:formula="of:=2*[.$C$1]"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[.B13]+1"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LSG2</text:p>
          </table:table-cell>
          <table:table-cell table:formula="of:=2*[.$C$1]"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[.B14]+1"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LS3</text:p>
          </table:table-cell>
          <table:table-cell table:formula="of:=[.$C$1]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15]+1" office:value-type="float" office:value="22" calcext:value-type="float">
            <text:p>2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LS4</text:p>
          </table:table-cell>
          <table:table-cell table:formula="of:=[.$C$1]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16]+1"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LS5</text:p>
          </table:table-cell>
          <table:table-cell table:formula="of:=[.$C$1]"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17]+1" office:value-type="float" office:value="24" calcext:value-type="float">
            <text:p>2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LG6</text:p>
          </table:table-cell>
          <table:table-cell table:formula="of:=2*[.$C$1]"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[.B18]+1"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X</text:p>
          </table:table-cell>
          <table:table-cell table:formula="of:=[.$E$1]" office:value-type="float" office:value="100" calcext:value-type="float">
            <text:p>100</text:p>
          </table:table-cell>
        </table:table-row>
      </table:table>
      <table:table table:name="g-nodes-person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his sheet is filled automatical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(string)</text:p>
          </table:table-cell>
          <table:table-cell office:value-type="string" calcext:value-type="string">
            <text:p>name(string)</text:p>
          </table:table-cell>
          <table:table-cell office:value-type="string" calcext:value-type="string">
            <text:p>num(string)</text:p>
          </table:table-cell>
          <table:table-cell office:value-type="string" calcext:value-type="string">
            <text:p>group(string)</text:p>
          </table:table-cell>
        </table:table-row>
        <table:table-row table:style-name="ro1">
          <table:table-cell/>
          <table:table-cell office:value-type="float" office:value="10001" calcext:value-type="float">
            <text:p>1000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james</text:p>
          </table:table-cell>
          <table:table-cell office:value-type="float" office:value="123456789" calcext:value-type="float">
            <text:p>123456789</text:p>
          </table:table-cell>
          <table:table-cell office:value-type="string" calcext:value-type="string">
            <text:p>ENG1</text:p>
          </table:table-cell>
        </table:table-row>
      </table:table>
      <table:table table:name="g-nodes-poi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We use a 100x100 grid. 0 means igonre then pos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(string)</text:p>
          </table:table-cell>
          <table:table-cell office:value-type="string" calcext:value-type="string">
            <text:p>name(string)</text:p>
          </table:table-cell>
          <table:table-cell office:value-type="string" calcext:value-type="string">
            <text:p>x(float)</text:p>
          </table:table-cell>
          <table:table-cell office:value-type="string" calcext:value-type="string">
            <text:p>y(float)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l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table:formula="of:=[.B4]+1" office:value-type="float" office:value="102" calcext:value-type="float">
            <text:p>102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l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[.B5]+1" office:value-type="float" office:value="103" calcext:value-type="float">
            <text:p>103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l3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/>
          <table:table-cell table:formula="of:=[.B6]+1" office:value-type="float" office:value="104" calcext:value-type="float">
            <text:p>104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l4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[.B7]+1" office:value-type="float" office:value="105" calcext:value-type="float">
            <text:p>105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uv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.B8]+1" office:value-type="float" office:value="106" calcext:value-type="float">
            <text:p>106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op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9]+1" office:value-type="float" office:value="107" calcext:value-type="float">
            <text:p>107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op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0]+1" office:value-type="float" office:value="108" calcext:value-type="float">
            <text:p>108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pop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1]+1" office:value-type="float" office:value="109" calcext:value-type="float">
            <text:p>109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new1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[.B12]+1" office:value-type="float" office:value="110" calcext:value-type="float">
            <text:p>110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new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</table:table>
      <table:table table:name="g-nodes-lo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enerated random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(string)</text:p>
          </table:table-cell>
          <table:table-cell office:value-type="string" calcext:value-type="string">
            <text:p>x(float)</text:p>
          </table:table-cell>
          <table:table-cell office:value-type="string" calcext:value-type="string">
            <text:p>y(float)</text:p>
          </table:table-cell>
        </table:table-row>
        <table:table-row table:style-name="ro1">
          <table:table-cell/>
          <table:table-cell office:value-type="float" office:value="100001" calcext:value-type="float">
            <text:p>100001</text:p>
          </table:table-cell>
          <table:table-cell office:value-type="string" calcext:value-type="string">
            <text:p>loc</text:p>
          </table:table-cell>
          <table:table-cell office:value-type="float" office:value="12.34" calcext:value-type="float">
            <text:p>12.34</text:p>
          </table:table-cell>
          <table:table-cell office:value-type="float" office:value="54.32" calcext:value-type="float">
            <text:p>54.32</text:p>
          </table:table-cell>
        </table:table-row>
      </table:table>
      <table:table table:name="g-edges-cdr" table:style-name="ta1">
        <table:table-column table:style-name="co1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7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enerated random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ype(string)</text:p>
          </table:table-cell>
          <table:table-cell office:value-type="string" calcext:value-type="string">
            <text:p>time(string)</text:p>
          </table:table-cell>
          <table:table-cell office:value-type="string" calcext:value-type="string">
            <text:p>directed(int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dr</text:p>
          </table:table-cell>
          <table:table-cell office:value-type="string" calcext:value-type="string">
            <text:p>2016-08-24T14:26:35</text:p>
          </table:table-cell>
          <table:table-cell office:value-type="string" calcext:value-type="string">
            <text:p>0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7"/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-edge-trc" table:style-name="ta1">
        <table:table-column table:style-name="co1" table:number-columns-repeated="5" table:default-cell-style-name="ce1"/>
        <table:table-column table:style-name="co8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enerated random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ype(string)</text:p>
          </table:table-cell>
          <table:table-cell table:style-name="Default" office:value-type="string" calcext:value-type="string">
            <text:p>time(string)</text:p>
          </table:table-cell>
          <table:table-cell office:value-type="string" calcext:value-type="string">
            <text:p>directed(int)</text:p>
          </table:table-cell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20000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2016-08-24T14:26:35</text:p>
          </table:table-cell>
          <table:table-cell office:value-type="string" calcext:value-type="string">
            <text:p>1</text:p>
          </table:table-cell>
          <table:table-cell table:style-name="Default" table:number-columns-repeated="1017"/>
        </table:table-row>
      </table:table>
      <table:table table:name="g-edge-pnr" table:style-name="ta1">
        <table:table-column table:style-name="co1" table:number-columns-repeated="5" table:default-cell-style-name="ce1"/>
        <table:table-column table:style-name="co9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Generated random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dg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ype(string)</text:p>
          </table:table-cell>
          <table:table-cell table:style-name="Default" office:value-type="string" calcext:value-type="string">
            <text:p>time(string)</text:p>
          </table:table-cell>
          <table:table-cell office:value-type="string" calcext:value-type="string">
            <text:p>directed(int)</text:p>
          </table:table-cell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00000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2016-08-24T14:26:35</text:p>
          </table:table-cell>
          <table:table-cell office:value-type="string" calcext:value-type="string">
            <text:p>1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3:10:54.538200082</meta:creation-date>
    <meta:generator>LibreOffice/4.2.8.2$Linux_X86_64 LibreOffice_project/420m0$Build-2</meta:generator>
    <dc:date>2016-08-25T20:34:23.383094258</dc:date>
    <meta:editing-duration>PT5M24S</meta:editing-duration>
    <meta:editing-cycles>6</meta:editing-cycles>
    <meta:document-statistic meta:table-count="7" meta:cell-count="208" meta:object-count="0"/>
  </office:meta>
</office:document-meta>
</file>